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a9e" officeooo:paragraph-rsid="000e8a9e"/>
    </style:style>
    <style:style style:name="T1" style:family="text">
      <style:text-properties officeooo:rsid="001035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wo popular linux distributions are Solus and Fedora. <text:s/>Fedora is a very popular distribution has it has variants for desktops, laptops, Cloud based system, and most interesting to me is it has an arm variant. <text:s/>Solus is a distribution built for home use as it it is built from the ground up to eliminate issues for the end user. <text:s/>It comes with a variety of loaded in applications that leave one with a not unfamiliar feeling to loading up an Apple OS system. <text:s/>Both have foundamental linux opperations. With their main difference stemming from <text:span text:style-name="T1">from what their intended audience needs. <text:s/>Solus is geared toward people at home as an alternate to Windows or Apple OS while Fedora is more of a jack of all architecture systems designed to be used by any hardware for any use.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0:04:47.244498261</meta:creation-date>
    <dc:date>2021-09-22T10:18:58.268977136</dc:date>
    <meta:editing-duration>PT2M20S</meta:editing-duration>
    <meta:editing-cycles>1</meta:editing-cycles>
    <meta:document-statistic meta:table-count="0" meta:image-count="0" meta:object-count="0" meta:page-count="1" meta:paragraph-count="1" meta:word-count="136" meta:character-count="770" meta:non-whitespace-character-count="628"/>
    <meta:generator>LibreOffice/6.4.6.2$Linux_X86_64 LibreOffice_project/40$Build-2</meta:generator>
  </office:meta>
</office:document-meta>
</file>